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122384" officeooo:paragraph-rsid="00112df9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22384" officeooo:paragraph-rsid="0014564e"/>
    </style:style>
    <style:style style:name="P3" style:family="paragraph" style:parent-style-name="Standard">
      <style:paragraph-properties fo:text-align="center" style:justify-single-word="false"/>
      <style:text-properties style:font-name="Arial" fo:font-size="22pt" fo:font-weight="bold" officeooo:rsid="0011ea20" officeooo:paragraph-rsid="00112d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1ea20" officeooo:paragraph-rsid="00112df9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22384" officeooo:paragraph-rsid="00112df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b92c8" officeooo:paragraph-rsid="001b92c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5ff96" officeooo:paragraph-rsid="0015ff9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528e8" officeooo:paragraph-rsid="001528e8" fo:background-color="#ffffa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112df9" officeooo:paragraph-rsid="00112df9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12ab58" officeooo:paragraph-rsid="0012ab58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2ab58" officeooo:paragraph-rsid="0014564e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135394" officeooo:paragraph-rsid="00135394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35394" officeooo:paragraph-rsid="0014564e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4564e" officeooo:paragraph-rsid="0014564e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2ab58" officeooo:paragraph-rsid="0012ab58" fo:background-color="#ffff00"/>
    </style:style>
    <style:style style:name="P16" style:family="paragraph" style:parent-style-name="Standard">
      <style:paragraph-properties fo:text-align="start" style:justify-single-word="false"/>
      <style:text-properties style:font-name="Arial" officeooo:rsid="0012ab58" officeooo:paragraph-rsid="0014564e" fo:background-color="#ffff00"/>
    </style:style>
    <style:style style:name="P17" style:family="paragraph" style:parent-style-name="Standard">
      <style:paragraph-properties fo:text-align="start" style:justify-single-word="false"/>
      <style:text-properties style:font-name="Arial" officeooo:rsid="00135394" officeooo:paragraph-rsid="00135394" fo:background-color="#ffff00"/>
    </style:style>
    <style:style style:name="P18" style:family="paragraph" style:parent-style-name="Standard">
      <style:paragraph-properties fo:text-align="start" style:justify-single-word="false"/>
      <style:text-properties style:font-name="Arial" officeooo:rsid="00135394" officeooo:paragraph-rsid="0014564e" fo:background-color="#ffff00"/>
    </style:style>
    <style:style style:name="P19" style:family="paragraph" style:parent-style-name="Standard">
      <style:paragraph-properties fo:text-align="start" style:justify-single-word="false"/>
      <style:text-properties style:font-name="Arial" officeooo:rsid="00135394" officeooo:paragraph-rsid="00135394" fo:background-color="#ffdbb6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14564e" officeooo:paragraph-rsid="0014564e" fo:background-color="#ffdbb6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2ab58" officeooo:paragraph-rsid="0012ab58" fo:background-color="#bbe33d"/>
    </style:style>
    <style:style style:name="P22" style:family="paragraph" style:parent-style-name="Standard">
      <style:paragraph-properties fo:text-align="start" style:justify-single-word="false"/>
      <style:text-properties style:font-name="Arial" officeooo:rsid="0012ab58" officeooo:paragraph-rsid="0014564e" fo:background-color="#bbe33d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14564e" officeooo:paragraph-rsid="0014564e" fo:background-color="#bbe33d"/>
    </style:style>
    <style:style style:name="P24" style:family="paragraph" style:parent-style-name="Standard">
      <style:paragraph-properties fo:text-align="start" style:justify-single-word="false"/>
      <style:text-properties style:font-name="Arial" officeooo:rsid="00145da4" officeooo:paragraph-rsid="00145da4"/>
    </style:style>
    <style:style style:name="P25" style:family="paragraph" style:parent-style-name="Standard">
      <style:paragraph-properties fo:text-align="start" style:justify-single-word="false"/>
      <style:text-properties style:font-name="Arial" officeooo:rsid="001528e8" officeooo:paragraph-rsid="001528e8"/>
    </style:style>
    <style:style style:name="P26" style:family="paragraph" style:parent-style-name="Standard">
      <style:paragraph-properties fo:text-align="start" style:justify-single-word="false"/>
      <style:text-properties style:font-name="Arial" officeooo:rsid="0015ff96" officeooo:paragraph-rsid="0015ff96"/>
    </style:style>
    <style:style style:name="P27" style:family="paragraph" style:parent-style-name="Standard">
      <style:paragraph-properties fo:text-align="start" style:justify-single-word="false"/>
      <style:text-properties style:font-name="Arial" officeooo:rsid="00162837" officeooo:paragraph-rsid="00162837"/>
    </style:style>
    <style:style style:name="P28" style:family="paragraph" style:parent-style-name="Standard">
      <style:paragraph-properties fo:text-align="start" style:justify-single-word="false"/>
      <style:text-properties style:font-name="Arial" officeooo:rsid="001778ca" officeooo:paragraph-rsid="001778ca" fo:background-color="#ffffff"/>
    </style:style>
    <style:style style:name="P29" style:family="paragraph" style:parent-style-name="Standard">
      <style:paragraph-properties fo:text-align="start" style:justify-single-word="false"/>
      <style:text-properties style:font-name="Arial" officeooo:rsid="001791fc" officeooo:paragraph-rsid="001791fc" fo:background-color="#ffffff"/>
    </style:style>
    <style:style style:name="P30" style:family="paragraph" style:parent-style-name="Standard">
      <style:paragraph-properties fo:text-align="start" style:justify-single-word="false"/>
      <style:text-properties style:font-name="Arial" officeooo:rsid="001a9aac" officeooo:paragraph-rsid="001a9aac"/>
    </style:style>
    <style:style style:name="P31" style:family="paragraph" style:parent-style-name="Standard">
      <style:paragraph-properties fo:text-align="start" style:justify-single-word="false"/>
      <style:text-properties style:font-name="Arial" officeooo:rsid="001b92c8" officeooo:paragraph-rsid="001b92c8"/>
    </style:style>
    <style:style style:name="P32" style:family="paragraph" style:parent-style-name="Standard">
      <style:paragraph-properties fo:text-align="start" style:justify-single-word="false"/>
      <style:text-properties style:font-name="Arial" officeooo:rsid="001b92c8" officeooo:paragraph-rsid="001ba600"/>
    </style:style>
    <style:style style:name="P33" style:family="paragraph" style:parent-style-name="Standard">
      <style:paragraph-properties fo:text-align="center" style:justify-single-word="false"/>
      <style:text-properties officeooo:paragraph-rsid="00112df9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officeooo:rsid="0012ab58" officeooo:paragraph-rsid="0012ab58" fo:background-color="#ffdbb6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officeooo:rsid="0012ab58" officeooo:paragraph-rsid="0014564e" fo:background-color="#ffdbb6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fo:font-weight="bold" officeooo:rsid="0012ab58" officeooo:paragraph-rsid="0012ab58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style:font-name="Arial" fo:font-weight="bold" officeooo:rsid="0012ab58" officeooo:paragraph-rsid="0014564e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Arial" fo:font-weight="bold" officeooo:rsid="00145da4" officeooo:paragraph-rsid="00145da4" style:font-weight-asian="bold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style:font-name="Arial" fo:font-weight="bold" officeooo:rsid="0015ff96" officeooo:paragraph-rsid="0015ff96" style:font-weight-asian="bold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Arial" fo:font-weight="bold" officeooo:rsid="001778ca" officeooo:paragraph-rsid="001778ca" fo:background-color="#ffffff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" fo:font-weight="bold" officeooo:rsid="001e0eea" officeooo:paragraph-rsid="001e0eea" style:font-weight-asian="bold" style:font-weight-complex="bold"/>
    </style:style>
    <style:style style:name="P42" style:family="paragraph">
      <style:paragraph-properties fo:text-align="center" style:writing-mode="lr-tb"/>
    </style:style>
    <style:style style:name="P43" style:family="paragraph">
      <style:paragraph-properties fo:text-align="end" style:writing-mode="lr-tb"/>
    </style:style>
    <style:style style:name="P44" style:family="paragraph">
      <loext:graphic-properties draw:fill="solid" draw:fill-color="#ffffff"/>
      <style:paragraph-properties fo:text-align="center" style:writing-mode="lr-tb"/>
    </style:style>
    <style:style style:name="P45" style:family="paragraph">
      <style:paragraph-properties fo:text-align="center"/>
    </style:style>
    <style:style style:name="T1" style:family="text">
      <style:text-properties style:font-name="Arial" fo:font-weight="bold" officeooo:rsid="001a797c" style:font-weight-asian="bold" style:font-weight-complex="bold"/>
    </style:style>
    <style:style style:name="T2" style:family="text">
      <style:text-properties style:font-name="Arial" fo:font-weight="bold" officeooo:rsid="0011ea20" style:font-weight-asian="bold" style:font-weight-complex="bold"/>
    </style:style>
    <style:style style:name="T3" style:family="text">
      <style:text-properties style:font-name="Arial" fo:font-weight="bold" officeooo:rsid="001fecbb" style:font-weight-asian="bold" style:font-weight-complex="bold"/>
    </style:style>
    <style:style style:name="T4" style:family="text">
      <style:text-properties officeooo:rsid="00112df9"/>
    </style:style>
    <style:style style:name="T5" style:family="text">
      <style:text-properties officeooo:rsid="0012ab58"/>
    </style:style>
    <style:style style:name="T6" style:family="text">
      <style:text-properties officeooo:rsid="0014564e"/>
    </style:style>
    <style:style style:name="T7" style:family="text">
      <style:text-properties officeooo:rsid="00145da4"/>
    </style:style>
    <style:style style:name="T8" style:family="text">
      <style:text-properties officeooo:rsid="001528e8"/>
    </style:style>
    <style:style style:name="T9" style:family="text">
      <style:text-properties officeooo:rsid="0018f6ab"/>
    </style:style>
    <style:style style:name="T10" style:family="text">
      <style:text-properties officeooo:rsid="001a9aac"/>
    </style:style>
    <style:style style:name="T11" style:family="text">
      <style:text-properties officeooo:rsid="001b92c8"/>
    </style:style>
    <style:style style:name="T12" style:family="text">
      <style:text-properties officeooo:rsid="001ba600"/>
    </style:style>
    <style:style style:name="T13" style:family="text">
      <style:text-properties fo:font-size="7pt" style:font-size-asian="7pt" style:font-size-complex="7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942cm" fo:min-width="2.773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022 <text:span text:style-name="T4">Fall</text:span> CPSC 240</text:p>
      <text:p text:style-name="P33"><text:span text:style-name="T1">Practice Exercise</text:span><text:span text:style-name="T2"> 1: </text:span><text:span text:style-name="T3">Float Numbers</text:span></text:p>
      <text:p text:style-name="P4"/>
      <text:p text:style-name="P4"/>
      <text:p text:style-name="P4"/>
      <text:p text:style-name="P5">Preface</text:p>
      <text:p text:style-name="P4"/>
      <text:p text:style-name="P4">This is a simple <text:span text:style-name="T4">exercise</text:span> to introduce students to the <text:span text:style-name="T4">X86 programming language. <text:s/>In this exercise you will learn how to input and output float numbers, check for invalid inputs, and compare two float numbers. <text:s/>Furthermore, you will gain experience using your chosen programming platform: WSL, Tuffix, cloud, or Linux distro.</text:span></text:p>
      <text:p text:style-name="P4"/>
      <text:p text:style-name="P4"/>
      <text:p text:style-name="P4"/>
      <text:p text:style-name="P5">Program specification</text:p>
      <text:p text:style-name="P1"/>
      <text:p text:style-name="P9">Make a program having two modules: the driver written in C++ or C, and the main written in X86 assembly.</text:p>
      <text:p text:style-name="P1"/>
      <text:p text:style-name="P9">The program asks the user to input two float numbers. <text:s/>The program performs a validation to confirm that both numbers are really floats. <text:s/><text:span text:style-name="T5">If both number are genuine float numbers then the program converts the two inputs into real floats stored in xmm registers.</text:span></text:p>
      <text:p text:style-name="P9"/>
      <text:p text:style-name="P10">Next the program displays the two inputted numbers for confirmation to the user that the computer received the two inputs correctly.</text:p>
      <text:p text:style-name="P10"/>
      <text:p text:style-name="P10">Next the program tells the user which one of the two inputs is the larger one.</text:p>
      <text:p text:style-name="P10"/>
      <text:p text:style-name="P10">After that the program says good-bye and terminates.</text:p>
      <text:p text:style-name="P1"/>
      <text:p text:style-name="P10">Please see the sample run on the next page.</text:p>
      <text:p text:style-name="P36">Sample execution of this program <text:span text:style-name="T6">with valid inputs.</text:span></text:p>
      <text:p text:style-name="P10"/>
      <text:p text:style-name="P10"/>
      <text:p text:style-name="P15">Welcome to Floating Points <text:span text:style-name="T6">N</text:span>umbers programmed by Leslie Silverman.</text:p>
      <text:p text:style-name="P15">Ms Silverman has been working for the Longstreet Software Company for the last two years. <text:s/></text:p>
      <text:p text:style-name="P1"/>
      <text:p text:style-name="P34">Please enter two float numbers separated by white space. <text:s/>Press enter after the second input.</text:p>
      <text:p text:style-name="P10"/>
      <text:p text:style-name="P21">385.72</text:p>
      <text:p text:style-name="P21">25.899</text:p>
      <text:p text:style-name="P10"/>
      <text:p text:style-name="P19">These numbers were entered:</text:p>
      <text:p text:style-name="P19">385.7199999999675</text:p>
      <text:p text:style-name="P19">25.8999999999988</text:p>
      <text:p text:style-name="P19"/>
      <text:p text:style-name="P19">The larger number is 385.7199999999675</text:p>
      <text:p text:style-name="P19"/>
      <text:p text:style-name="P19">This assembly module will now return execution to the driver module.</text:p>
      <text:p text:style-name="P19">The smaller number will be returned to the driver.</text:p>
      <text:p text:style-name="P12"/>
      <text:p text:style-name="P17">The driver module received this <text:span text:style-name="T7">float </text:span>number 25.8999999999988 and will keep it.</text:p>
      <text:p text:style-name="P17">The driver module will return integer 0 to the operating system.</text:p>
      <text:p text:style-name="P17">Have a nice day. <text:s/>Good-bye.</text:p>
      <text:p text:style-name="P12"/>
      <text:p text:style-name="P12"/>
      <text:p text:style-name="P12"/>
      <text:p text:style-name="P14">Color codes</text:p>
      <text:p text:style-name="P14">Yellow:<text:tab/>Executed by the driver module</text:p>
      <text:p text:style-name="P14">Orange:<text:tab/>Executed by the assembly module</text:p>
      <text:p text:style-name="P14">Green:<text:tab/>Input from stdin (the user)</text:p>
      <text:p text:style-name="P14"/>
      <text:p text:style-name="P14"/>
      <text:p text:style-name="P14">Reminder: <text:s/>Replace the fake name in the sample execution with your own name.</text:p>
      <text:p text:style-name="P37">Sample execution of this program <text:span text:style-name="T6">with invalid inputs.</text:span></text:p>
      <text:p text:style-name="P11"/>
      <text:p text:style-name="P11"/>
      <text:p text:style-name="P16">Welcome to Floating Points <text:span text:style-name="T6">N</text:span>umbers programmed by Leslie Silverman.</text:p>
      <text:p text:style-name="P16">Ms Silverman has been working for the Longstreet Software Company for the last two years. <text:s/></text:p>
      <text:p text:style-name="P2"/>
      <text:p text:style-name="P35">Please enter two float numbers separated by white space. <text:s/>Press enter after the second input.</text:p>
      <text:p text:style-name="P22"/>
      <text:p text:style-name="P23">45T.8b75</text:p>
      <text:p text:style-name="P22">25.899</text:p>
      <text:p text:style-name="P11"/>
      <text:p text:style-name="P20">An invalid input was detected. <text:s/>You may run this program again</text:p>
      <text:p text:style-name="P13"/>
      <text:p text:style-name="P18">The driver module received this <text:span text:style-name="T7">float </text:span>number -<text:span text:style-name="T7">1.0000000</text:span> and will keep it.</text:p>
      <text:p text:style-name="P18">The driver module will return integer 0 to the operating system.</text:p>
      <text:p text:style-name="P18">Have a nice day. <text:s/>Good-bye.</text:p>
      <text:p text:style-name="P40">Organization of modules</text:p>
      <text:p text:style-name="P28"/>
      <text:p text:style-name="P28">Background: <text:s/>A module is a file containing function(s) written in source code. <text:s/>In this 240 class each module contains only one function. <text:s/>Outside of this class you may find modules containing multiple functions. <text:s/>In this course we only use functions written in C, C++, or X86.</text:p>
      <text:p text:style-name="P28"/>
      <text:p text:style-name="P28">A function in one module may call a function in another module. <text:s/>We in this class follow a standard convention for parameter passing when one function calls another function.</text:p>
      <text:p text:style-name="P28"/>
      <text:p text:style-name="P28">Here is a calling diagram associated with this programming assignment. <text:s/>An arrow from module A to module B means that sometime during execution the function in A will call the function in B.</text:p>
      <text:p text:style-name="P28"><draw:g text:anchor-type="paragraph" draw:z-index="0" draw:name="Shape1" draw:style-name="gr1"><draw:custom-shape draw:name="Shape1" draw:style-name="gr2" draw:text-style-name="P44" svg:width="2.872cm" svg:height="1.041cm" svg:x="7.31cm" svg:y="0.145cm"><text:p text:style-name="P42">float_numbers</text:p><text:p text:style-name="P43"><text:span text:style-name="T13">C or C++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0" draw:style-name="gr2" draw:text-style-name="P44" svg:width="2.872cm" svg:height="1.041cm" svg:x="7.347cm" svg:y="2.279cm"><text:p text:style-name="P42">actor</text:p><text:p text:style-name="P43"><text:span text:style-name="T13">X86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1" draw:style-name="gr2" draw:text-style-name="P44" svg:width="2.872cm" svg:height="1.041cm" svg:x="5.532cm" svg:y="4.892cm"><text:p text:style-name="P42">isfloat<text:span text:style-name="T13">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1_2" draw:style-name="gr2" draw:text-style-name="P44" svg:width="2.872cm" svg:height="1.041cm" svg:x="9.181cm" svg:y="4.807cm"><text:p text:style-name="P42">atof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Shape2" draw:style-name="gr3" draw:text-style-name="P45" svg:x1="8.935cm" svg:y1="1.187cm" svg:x2="8.974cm" svg:y2="2.281cm"><text:p/></draw:line><draw:line draw:name="Shape3" draw:style-name="gr3" draw:text-style-name="P45" svg:x1="7.709cm" svg:y1="3.32cm" svg:x2="7.765cm" svg:y2="4.892cm"><text:p/></draw:line><draw:line draw:name="Shape4" draw:style-name="gr3" draw:text-style-name="P45" svg:x1="9.767cm" svg:y1="3.32cm" svg:x2="9.804cm" svg:y2="4.807cm"><text:p/></draw:lin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The two names float_numbers and actor are artificial names made up by the professor. <text:s/>You should use meaningful names for your modules (file names) and for the functions inside of those files.</text:p>
      <text:p text:style-name="P29"/>
      <text:p text:style-name="P29">Isfloat is a library function posted at the class website. <text:s/>You should simply download it and use it. <text:s/>The function atof is part of the C standard library and also part of the C++ standard library. <text:s/>There is no need to download it. <text:s/>It will be linked in to your executable file by the linker.</text:p>
      <text:p text:style-name="P29"/>
      <text:p text:style-name="P29">The role of the top module is minimal. <text:s/>Generally that module, sometimes called the “driver”, simply shows welcome messages, calls the second level module written in X86, and at the conclusion show<text:span text:style-name="T9">s</text:span> the good-bye message. <text:s/><text:span text:style-name="T9">The top level module is not involved in the solution of the problem.</text:span></text:p>
      <text:p text:style-name="P38">What to do when your program works.</text:p>
      <text:p text:style-name="P24"/>
      <text:p text:style-name="P30">The program <text:span text:style-name="T11">must</text:span> have a name. <text:s/>The program is the complete set of all modules. <text:s/><text:span text:style-name="T11">You create a name for your program. <text:s/></text:span>No, the name cannot be assignment 1. <text:s/>Can you imagine a highly skill<text:span text:style-name="T11">ed</text:span> team of programmers at Microsoft calling their product “Assignment 3”?</text:p>
      <text:p text:style-name="P24"/>
      <text:p text:style-name="P24">Document <text:span text:style-name="T8">the program</text:span>. <text:s/>The driver program needs basic information: <text:s/>your name, your email address, the name of the program, the date you completed work on the program, and what the entire program is expected to do.</text:p>
      <text:p text:style-name="P24"/>
      <text:p text:style-name="P24">The assembly module needs more detail because assembly programming is hard to understand. <text:s/>Copy the basic information from the driver module and past that information into the assembly module. <text:s/>Add an explanation that this is one module of the larger program. <text:s/>State the language of this module. <text:s/>Section the executable code into blocks with a brief header stating what the block will do.</text:p>
      <text:p text:style-name="P24"/>
      <text:p text:style-name="P24">Document the bash file. <text:s/>Include in the bash file the name of the author, the name of the overall program (not the names of the two modules). <text:s/><text:span text:style-name="T8">Explain how a future user of this program can execute the bash file.</text:span></text:p>
      <text:p text:style-name="P24"/>
      <text:p text:style-name="P30">The isfloat file has already been programmed. <text:s/>Such files are commonly called library functions. <text:s/>The programmer will simply download isfloat and use it. <text:s/>Don’t change the function’s documentation. <text:s/>Keep the documentation intact including the names of other programmers. <text:s/>You may add a simple comment such as “isfloat is used here as part of the program Learning <text:span text:style-name="T11">Stuff</text:span>”, <text:span text:style-name="T11">where “Learning Stuff” is replaced by the name of your program.</text:span></text:p>
      <text:p text:style-name="P24"/>
      <text:p text:style-name="P25">Send the <text:span text:style-name="T11">four</text:span> files to the instructor as attachments to an email message. <text:s/>Send to holliday@fullerton.edu</text:p>
      <text:p text:style-name="P25"/>
      <text:p text:style-name="P8">Due date: <text:s/>September 5 before 6:00am.</text:p>
      <text:p text:style-name="P25"/>
      <text:p text:style-name="P25">This assignment is worth 10 points, which is a small number compared the the midterm valued at 200 points. <text:s/>Ten points is still worth some<text:span text:style-name="T10">thing</text:span>. <text:s/>You should try to get any points whenever the opportunity is present.</text:p>
      <text:p text:style-name="P25"/>
      <text:p text:style-name="P25"/>
      <text:p text:style-name="P25"/>
      <text:p text:style-name="P25"/>
      <text:p text:style-name="P25"/>
      <text:p text:style-name="P7"/>
      <text:p text:style-name="P39">For those on the waiting list.</text:p>
      <text:p text:style-name="P26"/>
      <text:p text:style-name="P26">If you are on a 240 waiting list you have to do this assignment as if you are fully enrolled. <text:s/>When you do move from the waiting list to the enrolled list there will be no extra time because you enrolled late. <text:s text:c="2"/>The September 5 due date applies <text:span text:style-name="T9">to</text:span> everyone.</text:p>
      <text:p text:style-name="P26"/>
      <text:p text:style-name="P26"/>
      <text:p text:style-name="P26"/>
      <text:p text:style-name="P41">Are assignments graded?</text:p>
      <text:p text:style-name="P26"/>
      <text:p text:style-name="P26">In recent years class size in computer classes has steadily grown from around 22 to close to 40 <text:span text:style-name="T11">persons</text:span> per class. <text:s/>The outcome is that I can no longer keep up with grading all the assembly programs. <text:s/>Yes, I will grade the first one. <text:s/>That will confirm that your programming platform is correctly setup and that you know how to use it.</text:p>
      <text:p text:style-name="P26"/>
      <text:p text:style-name="P26">There will be many more programming assignments during the semester, but I will probably not be able to grade them for points. <text:s/>Therefore, you should make a strong effort to earn the points of this first assignment.</text:p>
      <text:p text:style-name="P26"/>
      <text:p text:style-name="P27">I <text:span text:style-name="T11">will </text:span>test submitted programs on a Linux <text:span text:style-name="T11">machine</text:span> with an installed distribution that is a descendant of Ubuntu. <text:s/>For this reason I recommend that when you activate your WSL accept the default distro which is Ubuntu itself according to documents online. <text:s/>Don’t change the distro to something else during activation. <text:s/>Just stay with Ubuntu and you will be fully compatible with how I grade your assignments, midterms and final.</text:p>
      <text:p text:style-name="P27"/>
      <text:p text:style-name="P27">In case you are wondering: <text:s/>Tuffix is a direct descendant of Ubuntu. <text:s/>Program<text:span text:style-name="T11">s</text:span> that run in Tuffix will be just fine <text:span text:style-name="T11">when sent to me for testing.</text:span></text:p>
      <text:p text:style-name="P27"/>
      <text:p text:style-name="P27"/>
      <text:p text:style-name="P27"/>
      <text:p text:style-name="P6">Last word about platforms</text:p>
      <text:p text:style-name="P31"/>
      <text:p text:style-name="P32">The word “Linux” refers to the kernel of an operating system. <text:s/><text:span text:style-name="T12">The “operating system” is the kernel combined with installed programs, file system, tools, and graphical interfaces. <text:s/>The complete set of these is called the operating system. <text:s/>In Linux there are more than a hundred operating systems with names like Ubuntu, Mint, OpenSuse, Zorn, and many others. <text:s/>If you have one of these installed in your computer then that is a great place to learn assembly programming. <text:s/>Now is the time to use your Linux machine.</text:span></text:p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6" meta:paragraph-count="66" meta:word-count="1319" meta:character-count="7818" meta:non-whitespace-character-count="6500"/>
  </office:meta>
</office:document-meta>
</file>